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0cm" svg:y="-5cm"/>
          <draw:glue-point draw:id="6" svg:x="5cm" svg:y="-5cm"/>
          <draw:glue-point draw:id="7" svg:x="-5cm" svg:y="0cm"/>
          <draw:glue-point draw:id="8" svg:x="5cm" svg:y="0cm"/>
          <draw:glue-point draw:id="9" svg:x="-5cm" svg:y="5cm"/>
          <draw:glue-point draw:id="10" svg:x="0cm" svg:y="5cm"/>
          <draw:glue-point draw:id="11" svg:x="5cm" svg:y="5cm"/>
          <draw:glue-point draw:id="12" svg:x="0cm" svg:y="0cm"/>
          <draw:line draw:style-name="gr1" draw:layer="layout" svg:x1="0cm" svg:y1="0cm" svg:x2="2.667cm" svg:y2="0cm">
            <text:p/>
          </draw:line>
          <draw:line draw:style-name="gr1" draw:layer="layout" svg:x1="0cm" svg:y1="2cm" svg:x2="2.667cm" svg:y2="2cm">
            <text:p/>
          </draw:line>
          <draw:line draw:style-name="gr1" draw:layer="layout" svg:x1="0cm" svg:y1="0cm" svg:x2="0cm" svg:y2="2cm">
            <text:p/>
          </draw:line>
          <draw:line draw:style-name="gr1" draw:layer="layout" svg:x1="2.667cm" svg:y1="0cm" svg:x2="2.667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mall Extension Node</dc:title>
    <meta:creation-date>2011-02-07T17:07:43</meta:creation-date>
    <meta:editing-duration>P0D</meta:editing-duration>
    <meta:editing-cycles>1</meta:editing-cycles>
    <meta:document-statistic meta:object-count="5"/>
    <meta:generator>OpenOffice.org/3.3$Linux OpenOffice.org_project/330m20$Build-9567</meta:generator>
  </office:meta>
</office:document-meta>
</file>